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1*"/>
    </style:style>
    <style:style style:name="表格1.F" style:family="table-column">
      <style:table-column-properties style:column-width="2.745cm" style:rel-column-width="8991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5"/>[[line.qty_pnl]]</text:p>
          </table:table-cell>
          <table:table-cell table:style-name="表格1.A1" office:value-type="string">
            <text:p text:style-name="P6"><text:s/><text:span text:style-name="T6">pnl长：[[line.pnl_length]]mm;pnl宽：[[line.pnl_width]]mm;排版:[[line.pcs_unit_count]];金厚:[[line.gold_thickness]]: 镍厚:[[line.nickel_thickness]];金手指长:[[line.gold_finger_width]]mm;金手指宽:[[line.gold_finger_height]];金手指条数：[[line.finger_count]];备注:[[line.note]]</text:span>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0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NL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1M22S</meta:editing-duration>
    <meta:editing-cycles>309</meta:editing-cycles>
    <meta:generator>OpenOffice.org/3.4.1$Win32 OpenOffice.org_project/341m1$Build-9593</meta:generator>
    <dc:date>2014-04-12T13:50:29.69</dc:date>
    <meta:document-statistic meta:table-count="4" meta:image-count="0" meta:object-count="0" meta:page-count="1" meta:paragraph-count="28" meta:word-count="157" meta:character-count="1300"/>
    <meta:user-defined meta:name="Info 1"/>
    <meta:user-defined meta:name="Info 2"/>
    <meta:user-defined meta:name="Info 3"/>
    <meta:user-defined meta:name="Info 4"/>
  </office:meta>
</office:document-meta>
</file>